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ae4b0" officeooo:paragraph-rsid="001ae4b0"/>
    </style:style>
    <style:style style:name="P2" style:family="paragraph" style:parent-style-name="Standard" style:list-style-name="L1">
      <style:text-properties officeooo:rsid="001ae4b0" officeooo:paragraph-rsid="001ae4b0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Chatbot-webapp readme</text:h>
      <text:p text:style-name="P1"/>
      <text:list xml:id="list938520670" text:style-name="L1">
        <text:list-item>
          <text:p text:style-name="P2">deploy: $streamlit run app.py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6T15:24:27.460827275</meta:creation-date>
    <dc:date>2025-06-26T17:36:58.817054556</dc:date>
    <meta:editing-duration>PT2H12M31S</meta:editing-duration>
    <meta:editing-cycles>1</meta:editing-cycles>
    <meta:document-statistic meta:table-count="0" meta:image-count="0" meta:object-count="0" meta:page-count="1" meta:paragraph-count="2" meta:word-count="7" meta:character-count="51" meta:non-whitespace-character-count="47"/>
    <meta:generator>LibreOffice/7.3.7.2$Linux_X86_64 LibreOffice_project/30$Build-2</meta:generator>
  </office:meta>
</office:document-meta>
</file>